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8:53:25:845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7777">
            <text:p>77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2814">
            <text:p>28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90">
            <text:p>27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3879">
            <text:p>138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10857">
            <text:p>108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6694">
            <text:p>6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5436">
            <text:p>154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4028">
            <text:p>40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4344">
            <text:p>4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115">
            <text:p>1115</text:p>
          </table:table-cell>
          <table:table-cell office:value-type="float" office:value="6">
            <text:p>6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nombre Metros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F43]/60" office:value-type="float" office:value="0.383333333333333">
            <text:p>0.3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F44]/60" office:value-type="float" office:value="0.766666666666667">
            <text:p>0.7666666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F45]/60" office:value-type="float" office:value="1.75">
            <text:p>1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formula="of:=[.F46]/60" office:value-type="float" office:value="4.56666666666667">
            <text:p>4.5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formula="of:=[.F47]/60" office:value-type="float" office:value="13.2333333333333">
            <text:p>13.2333333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  <table:table-cell table:formula="of:=[.F48]/60" office:value-type="float" office:value="58.7333333333333">
            <text:p>58.7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  <table:table-cell table:formula="of:=[.F49]/60" office:value-type="float" office:value="100.083333333333">
            <text:p>100.08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  <table:table-cell table:formula="of:=[.F50]/60" office:value-type="float" office:value="139.016666666667">
            <text:p>139.016666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2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5-02T12:34:21.04</dc:date>
    <dc:creator>Anita Roth</dc:creator>
    <meta:editing-duration>PT9M25S</meta:editing-duration>
    <meta:editing-cycles>1</meta:editing-cycles>
    <meta:document-statistic meta:table-count="1" meta:cell-count="280" meta:object-count="0"/>
  </office:meta>
</office:document-meta>
</file>